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70000005E4CDC7950075964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02f23" officeooo:paragraph-rsid="00180021"/>
    </style:style>
    <style:style style:name="P9" style:family="paragraph" style:parent-style-name="Text_20_body">
      <style:text-properties officeooo:rsid="00125a20" officeooo:paragraph-rsid="00125a20"/>
    </style:style>
    <style:style style:name="P10"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1" style:family="paragraph" style:parent-style-name="Text_20_body">
      <style:text-properties style:font-name="Outfit Medium" fo:font-weight="normal" officeooo:rsid="0017e0c7" officeooo:paragraph-rsid="0017e0c7"/>
    </style:style>
    <style:style style:name="P12" style:family="paragraph" style:parent-style-name="Text_20_body">
      <style:text-properties style:font-name="Outfit Medium" fo:font-weight="normal" officeooo:rsid="00180021" officeooo:paragraph-rsid="00180021"/>
    </style:style>
    <style:style style:name="P13" style:family="paragraph" style:parent-style-name="Text_20_body">
      <style:text-properties style:font-name="Outfit Medium" fo:font-weight="normal" officeooo:rsid="0019dc07" officeooo:paragraph-rsid="0019dc07"/>
    </style:style>
    <style:style style:name="P14" style:family="paragraph" style:parent-style-name="Title">
      <style:text-properties officeooo:rsid="00172c2b" officeooo:paragraph-rsid="00172c2b"/>
    </style:style>
    <style:style style:name="P15" style:family="paragraph" style:parent-style-name="Text_20_body">
      <style:text-properties officeooo:rsid="0017e0c7" officeooo:paragraph-rsid="0017e0c7"/>
    </style:style>
    <style:style style:name="P16" style:family="paragraph" style:parent-style-name="Text_20_body">
      <style:text-properties officeooo:paragraph-rsid="0013f90f"/>
    </style:style>
    <style:style style:name="P17" style:family="paragraph" style:parent-style-name="Text_20_body">
      <style:text-properties officeooo:paragraph-rsid="00180021"/>
    </style:style>
    <style:style style:name="P18" style:family="paragraph" style:parent-style-name="Text_20_body">
      <style:text-properties officeooo:rsid="00180021" officeooo:paragraph-rsid="00180021"/>
    </style:style>
    <style:style style:name="P19" style:family="paragraph" style:parent-style-name="Text_20_body">
      <style:text-properties officeooo:paragraph-rsid="0019dc07"/>
    </style:style>
    <style:style style:name="P20" style:family="paragraph" style:parent-style-name="Heading_20_1">
      <style:paragraph-properties fo:break-before="page"/>
      <style:text-properties officeooo:rsid="00102f23" officeooo:paragraph-rsid="00102f23"/>
    </style:style>
    <style:style style:name="P21" style:family="paragraph" style:parent-style-name="Heading_20_1">
      <style:paragraph-properties fo:break-before="page"/>
      <style:text-properties officeooo:rsid="00102f23" officeooo:paragraph-rsid="00180021"/>
    </style:style>
    <style:style style:name="P22" style:family="paragraph" style:parent-style-name="Heading_20_1">
      <style:paragraph-properties fo:break-before="page"/>
      <style:text-properties officeooo:rsid="00102f23" officeooo:paragraph-rsid="0019dc07"/>
    </style:style>
    <style:style style:name="P23" style:family="paragraph" style:parent-style-name="Heading_20_1">
      <style:paragraph-properties fo:break-before="page"/>
      <style:text-properties officeooo:rsid="00102f23" officeooo:paragraph-rsid="001bc4a0"/>
    </style:style>
    <style:style style:name="P24" style:family="paragraph" style:parent-style-name="Heading_20_1">
      <style:paragraph-properties fo:break-before="page"/>
      <style:text-properties officeooo:rsid="0013f90f" officeooo:paragraph-rsid="0013f90f"/>
    </style:style>
    <style:style style:name="P25" style:family="paragraph" style:parent-style-name="Heading_20_1">
      <style:paragraph-properties fo:break-before="page"/>
      <style:text-properties officeooo:rsid="0013f90f" officeooo:paragraph-rsid="0017e0c7"/>
    </style:style>
    <style:style style:name="P26" style:family="paragraph" style:parent-style-name="Heading_20_2">
      <style:text-properties officeooo:rsid="00102f23" officeooo:paragraph-rsid="00102f23"/>
    </style:style>
    <style:style style:name="P27" style:family="paragraph" style:parent-style-name="Heading_20_2">
      <style:text-properties officeooo:rsid="00102f23" officeooo:paragraph-rsid="0013f90f"/>
    </style:style>
    <style:style style:name="P28" style:family="paragraph" style:parent-style-name="Heading_20_2">
      <style:text-properties officeooo:rsid="00102f23" officeooo:paragraph-rsid="00180021"/>
    </style:style>
    <style:style style:name="P29" style:family="paragraph" style:parent-style-name="Heading_20_2">
      <style:text-properties officeooo:rsid="00102f23" officeooo:paragraph-rsid="0017e0c7"/>
    </style:style>
    <style:style style:name="P30" style:family="paragraph" style:parent-style-name="Heading_20_2">
      <style:text-properties officeooo:rsid="00102f23" officeooo:paragraph-rsid="0019dc07"/>
    </style:style>
    <style:style style:name="P31" style:family="paragraph" style:parent-style-name="Heading_20_2">
      <style:text-properties officeooo:rsid="00102f23" officeooo:paragraph-rsid="001bc4a0"/>
    </style:style>
    <style:style style:name="P32" style:family="paragraph" style:parent-style-name="Heading_20_3">
      <style:text-properties officeooo:rsid="00114ddf" officeooo:paragraph-rsid="00114ddf"/>
    </style:style>
    <style:style style:name="P33" style:family="paragraph" style:parent-style-name="Heading_20_3">
      <style:text-properties fo:font-size="16pt" style:font-size-asian="16pt" style:font-size-complex="16pt"/>
    </style:style>
    <style:style style:name="P34" style:family="paragraph" style:parent-style-name="Heading_20_3">
      <style:text-properties fo:font-size="16pt" officeooo:paragraph-rsid="0013f90f" style:font-size-asian="16pt" style:font-size-complex="16pt"/>
    </style:style>
    <style:style style:name="P35" style:family="paragraph" style:parent-style-name="Heading_20_3">
      <style:text-properties fo:font-size="16pt" officeooo:paragraph-rsid="00180021" style:font-size-asian="16pt" style:font-size-complex="16pt"/>
    </style:style>
    <style:style style:name="P36" style:family="paragraph" style:parent-style-name="Heading_20_3">
      <style:text-properties fo:font-size="16pt" officeooo:paragraph-rsid="0017e0c7" style:font-size-asian="16pt" style:font-size-complex="16pt"/>
    </style:style>
    <style:style style:name="P37" style:family="paragraph" style:parent-style-name="Heading_20_3">
      <style:text-properties fo:font-size="16pt" officeooo:paragraph-rsid="0019dc07" style:font-size-asian="16pt" style:font-size-complex="16pt"/>
    </style:style>
    <style:style style:name="P38" style:family="paragraph" style:parent-style-name="Heading_20_3">
      <style:text-properties fo:font-size="16pt" officeooo:paragraph-rsid="001bc4a0" style:font-size-asian="16pt" style:font-size-complex="16pt"/>
    </style:style>
    <style:style style:name="P39" style:family="paragraph" style:parent-style-name="Heading_20_3">
      <style:text-properties officeooo:rsid="00125a20" officeooo:paragraph-rsid="00125a20"/>
    </style:style>
    <style:style style:name="P40" style:family="paragraph" style:parent-style-name="Heading_20_3">
      <style:text-properties officeooo:paragraph-rsid="0017e0c7"/>
    </style:style>
    <style:style style:name="P41" style:family="paragraph" style:parent-style-name="Text_20_body">
      <style:text-properties style:font-name="Outfit Medium" fo:font-weight="normal" officeooo:rsid="0019dc07" officeooo:paragraph-rsid="0019dc07"/>
    </style:style>
    <style:style style:name="P42" style:family="paragraph" style:parent-style-name="Text_20_body">
      <style:text-properties style:font-name="Outfit Medium" fo:font-weight="normal" officeooo:rsid="001bc4a0" officeooo:paragraph-rsid="001bc4a0"/>
    </style:style>
    <style:style style:name="P43" style:family="paragraph" style:parent-style-name="Text_20_body">
      <style:text-properties officeooo:paragraph-rsid="001bc4a0"/>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15a1b5"/>
    </style:style>
    <style:style style:name="T7" style:family="text">
      <style:text-properties style:font-name="Outfit Medium" fo:font-weight="normal" officeooo:rsid="0017e0c7"/>
    </style:style>
    <style:style style:name="T8" style:family="text">
      <style:text-properties style:font-name="Outfit Medium" fo:font-weight="normal" officeooo:rsid="00180021"/>
    </style:style>
    <style:style style:name="T9" style:family="text">
      <style:text-properties style:font-name="Outfit Medium" fo:font-weight="normal" officeooo:rsid="0019dc07"/>
    </style:style>
    <style:style style:name="T10" style:family="text">
      <style:text-properties style:font-name="Outfit Medium" fo:font-weight="normal" officeooo:rsid="001bc4a0"/>
    </style:style>
    <style:style style:name="T11"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2"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13" style:family="text">
      <style:text-properties officeooo:rsid="0012a7c4"/>
    </style:style>
    <style:style style:name="T14" style:family="text">
      <style:text-properties officeooo:rsid="001354bb"/>
    </style:style>
    <style:style style:name="T15" style:family="text">
      <style:text-properties officeooo:rsid="0013f90f"/>
    </style:style>
    <style:style style:name="T16" style:family="text">
      <style:text-properties officeooo:rsid="0015a1b5"/>
    </style:style>
    <style:style style:name="T17" style:family="text">
      <style:text-properties officeooo:rsid="0017e0c7"/>
    </style:style>
    <style:style style:name="T18" style:family="text">
      <style:text-properties officeooo:rsid="00180021"/>
    </style:style>
    <style:style style:name="T19" style:family="text">
      <style:text-properties officeooo:rsid="0019dc07"/>
    </style:style>
    <style:style style:name="T20" style:family="text">
      <style:text-properties officeooo:rsid="001bc4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4">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20" text:outline-level="1"><text:bookmark-start text:name="__RefHeading___Toc265_2774643833"/>Séance libre du 06/05/2024 <text:s text:c="2"/>13h-14h30<text:bookmark-end text:name="__RefHeading___Toc265_2774643833"/></text:h>
      <text:h text:style-name="P26"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26" text:outline-level="2">Avancement</text:h>
      <text:h text:style-name="P32"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20" text:outline-level="1">Séance encadrée du 07/05/2024 <text:s text:c="3"/>8h30-10h</text:h>
      <text:h text:style-name="P26" text:outline-level="2">Membres présents</text:h>
      <text:p text:style-name="P5">Pruvost Scotty – Vandewalle Jér<text:span text:style-name="T3">ôme – Arabah Yanis – Pinceel Matthieu</text:span></text:p>
      <text:h text:style-name="P26" text:outline-level="2">Avancement</text:h>
      <text:h text:style-name="P33" text:outline-level="3">Jér<text:span text:style-name="T4">ôme :</text:span></text:h>
      <text:p text:style-name="Text_20_body">Création du fichier des comptes rendus de séances <text:span text:style-name="T14">et du fichier de vue de la première application</text:span>.</text:p>
      <text:h text:style-name="P39" text:outline-level="3">Yanis et Matthieu <text:span text:style-name="T13">et Scotty</text:span>:</text:h>
      <text:p text:style-name="P9">Création de la maquette de l’application sur Figma</text:p>
      <text:p text:style-name="P10"/>
      <text:h text:style-name="P24" text:outline-level="1">Séance libre du 07/05/2024 <text:s text:c="3"/>13h-14h30</text:h>
      <text:h text:style-name="P27" text:outline-level="2">Membres présents</text:h>
      <text:p text:style-name="P6">Pruvost Scotty – Vandewalle Jér<text:span text:style-name="T3">ôme – Arabah Yanis</text:span></text:p>
      <text:h text:style-name="P27" text:outline-level="2">Avancement</text:h>
      <text:h text:style-name="P34" text:outline-level="3">Jér<text:span text:style-name="T4">ôme :</text:span></text:h>
      <text:p text:style-name="P16">Création du fichier d<text:span text:style-name="T15">e la première application</text:span></text:p>
      <text:h text:style-name="P21" text:outline-level="1">Séance <text:span text:style-name="T18">libre</text:span> du <text:span text:style-name="T16">13</text:span>/05/2024 <text:s text:c="3"/><text:span text:style-name="T16">14</text:span>h3<text:span text:style-name="T16">0-16h</text:span></text:h>
      <text:h text:style-name="P28" text:outline-level="2">Membres présents</text:h>
      <text:p text:style-name="P8">Pruvost Scotty – Vandewalle Jér<text:span text:style-name="T3">ôme</text:span></text:p>
      <text:h text:style-name="P28" text:outline-level="2">Avancement</text:h>
      <text:h text:style-name="P35" text:outline-level="3">Jér<text:span text:style-name="T4">ôme :</text:span></text:h>
      <text:p text:style-name="P17">Création d<text:span text:style-name="T16">u modèle et du contrôleur. Commencement du système de création de projet (création de la fen</text:span><text:span text:style-name="T6">être de création de projet et début du système pour récupérer les informations</text:span></text:p>
      <text:h text:style-name="P25" text:outline-level="1">Séance libre du <text:span text:style-name="T17">14</text:span>/05/2024 <text:s text:c="3"/><text:span text:style-name="T17">8</text:span>h<text:span text:style-name="T17">30</text:span>-<text:span text:style-name="T17">11h30</text:span></text:h>
      <text:h text:style-name="P29" text:outline-level="2">Membres présents</text:h>
      <text:p text:style-name="P7">Pruvost Scotty – Vandewalle Jér<text:span text:style-name="T3">ôme</text:span></text:p>
      <text:p text:style-name="P11">(Arrivés à 10h)</text:p>
      <text:h text:style-name="P29" text:outline-level="2">Avancement</text:h>
      <text:h text:style-name="P36" text:outline-level="3">Jér<text:span text:style-name="T4">ôme :</text:span></text:h>
      <text:p text:style-name="P15">Finalisation du système de création du fichier de sauvegarde de données (sous forme de JSON)</text:p>
      <text:h text:style-name="P25" text:outline-level="1">Séance libre du <text:span text:style-name="T17">14</text:span>/05/2024 <text:s text:c="3"/><text:span text:style-name="T17">16h</text:span>-<text:span text:style-name="T17">17h30</text:span></text:h>
      <text:h text:style-name="P29" text:outline-level="2">Membres présents</text:h>
      <text:p text:style-name="P7">Pruvost Scotty – Vandewalle Jér<text:span text:style-name="T3">ôme – </text:span><text:span text:style-name="T7">Arabah Yanis</text:span></text:p>
      <text:h text:style-name="P29" text:outline-level="2">Avancement</text:h>
      <text:h text:style-name="P36" text:outline-level="3">Jér<text:span text:style-name="T4">ôme :</text:span></text:h>
      <text:p text:style-name="P15">Ajout de la fonctionnalité de chargement des images de plan de magasins.</text:p>
      <text:h text:style-name="P40" text:outline-level="3"><text:span text:style-name="T12">Yanis</text:span><text:span text:style-name="T11">:</text:span></text:h>
      <text:p text:style-name="P15">Création et configuration initiale du .gitignore</text:p>
      <text:p text:style-name="P15">Création d’un thème clair personnalisé QSS pour l’application</text:p>
      <text:h text:style-name="P21" text:outline-level="1">Séance <text:span text:style-name="T18">encadrée</text:span> du <text:span text:style-name="T16">1</text:span><text:span text:style-name="T18">5</text:span>/05/2024 <text:s text:c="3"/><text:span text:style-name="T16">14</text:span>h3<text:span text:style-name="T16">0-16h</text:span></text:h>
      <text:h text:style-name="P28" text:outline-level="2">Membres présents</text:h>
      <text:p text:style-name="P8">Pruvost Scotty – Vandewalle Jér<text:span text:style-name="T3">ôme – </text:span><text:span text:style-name="T8">Arabah Yanis – Pinceel Matthieu</text:span></text:p>
      <text:h text:style-name="P28" text:outline-level="2">Avancement</text:h>
      <text:h text:style-name="P35" text:outline-level="3">Jér<text:span text:style-name="T4">ôme :</text:span></text:h>
      <text:p text:style-name="P18"><text:span text:style-name="T6">A</text:span><text:span text:style-name="T3">jout des fonctionnalités de save et de save_as et d’open pour les fichiers de sauvegarde de projet.</text:span></text:p>
      <text:h text:style-name="P35" text:outline-level="3"><text:span text:style-name="T5">Yanis</text:span><text:span text:style-name="T4">:</text:span></text:h>
      <text:p text:style-name="P18"><text:span text:style-name="T6">A</text:span><text:span text:style-name="T3">jout du style QSS pour la fenêtre de création de projet</text:span></text:p>
      <text:h text:style-name="P21" text:outline-level="1">Séance <text:span text:style-name="T18">libre</text:span> du <text:span text:style-name="T16">1</text:span><text:span text:style-name="T18">7</text:span>/05/2024 <text:s text:c="3"/><text:span text:style-name="T16">14</text:span>h3<text:span text:style-name="T16">0-16h</text:span></text:h>
      <text:h text:style-name="P28" text:outline-level="2">Membres présents</text:h>
      <text:p text:style-name="Text_20_body">Vandewalle Jér<text:span text:style-name="T3">ôme – </text:span><text:span text:style-name="T8">Arabah Yanis </text:span></text:p>
      <text:h text:style-name="P28" text:outline-level="2">Avancement</text:h>
      <text:h text:style-name="P35" text:outline-level="3">Jér<text:span text:style-name="T4">ôme :</text:span></text:h>
      <text:p text:style-name="P12">Ajout de la fonctionnalité pour dessiner une grille (avec des checkbox pour l’instant et sans style), puis l’effacer. Ajout des champs de lignes et colonnes sur le côté gauche de l’application.</text:p>
      <text:p text:style-name="P12">+ Résolutions de quelques conflits à cause de la création d’une nouvelle branche.</text:p>
      <text:h text:style-name="P22" text:outline-level="1">Séance <text:span text:style-name="T18">libre</text:span> du <text:span text:style-name="T19">21</text:span>/05/2024 <text:s text:c="3"/><text:span text:style-name="T16">1</text:span><text:span text:style-name="T19">6h</text:span><text:span text:style-name="T16">-1</text:span><text:span text:style-name="T19">7</text:span><text:span text:style-name="T16">h</text:span><text:span text:style-name="T19">30</text:span></text:h>
      <text:h text:style-name="P30" text:outline-level="2">Membres présents</text:h>
      <text:p text:style-name="P19">Vandewalle Jér<text:span text:style-name="T3">ôme – </text:span><text:span text:style-name="T9">Pruvost Scotty</text:span></text:p>
      <text:h text:style-name="P30" text:outline-level="2">Avancement</text:h>
      <text:h text:style-name="P37" text:outline-level="3">Jér<text:span text:style-name="T4">ôme :</text:span></text:h>
      <text:p text:style-name="P13">Résolution du problème de chemin de fichier a l’ouverture </text:p>
      <text:p text:style-name="P13">Tentative de bouger la grille dans le modèle mais pas fini</text:p>
      <text:h text:style-name="P23" text:outline-level="1">Séance <text:span text:style-name="T18">libre</text:span> du <text:span text:style-name="T19">2</text:span><text:span text:style-name="T20">2</text:span>/05/2024 <text:s text:c="3"/><text:span text:style-name="T16">1</text:span><text:span text:style-name="T19">6h</text:span><text:span text:style-name="T16">-1</text:span><text:span text:style-name="T19">7</text:span><text:span text:style-name="T16">h</text:span><text:span text:style-name="T19">30</text:span></text:h>
      <text:h text:style-name="P31" text:outline-level="2">Membres présents</text:h>
      <text:p text:style-name="P43">Vandewalle Jér<text:span text:style-name="T3">ôme – </text:span><text:span text:style-name="T9">Pruvost Scotty – </text:span><text:span text:style-name="T10">Arabah Yanis</text:span></text:p>
      <text:h text:style-name="P31" text:outline-level="2">Avancement</text:h>
      <text:h text:style-name="P38" text:outline-level="3">Jér<text:span text:style-name="T4">ôme :</text:span></text:h>
      <text:p text:style-name="P42">Déplacement du code de la grille dans le modèle pour faciliter la sauvegarde</text:p>
      <text:p text:style-name="P42">Inclusion de sauvegarde de la grille.</text:p>
      <text:p text:style-name="P42">Changement du système de grille : utilisation de Qrect a la place de Qcheckbo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10"><draw:image xlink:href="Pictures/1000000100000970000005E4CDC7950075964FE2.png" xlink:type="simple" xlink:show="embed" xlink:actuate="onLoad" draw:mime-type="image/png"/></draw:frame></text:p>
      </style:header>
      <style:footer>
        <text:p text:style-name="Footer_20_right"><text:page-number text:select-page="current">8</text:page-number>/<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3:51:45.815501223</meta:creation-date>
    <dc:date>2024-05-22T17:28:14.479981657</dc:date>
    <meta:editing-duration>PT1H54M13S</meta:editing-duration>
    <meta:editing-cycles>19</meta:editing-cycles>
    <meta:generator>LibreOffice/7.3.7.2$Linux_X86_64 LibreOffice_project/30$Build-2</meta:generator>
    <meta:document-statistic meta:table-count="0" meta:image-count="1" meta:object-count="0" meta:page-count="11" meta:paragraph-count="79" meta:word-count="452" meta:character-count="3008" meta:non-whitespace-character-count="2583"/>
  </office:meta>
</office:document-meta>
</file>